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10-10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9-10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8-12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7-09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6-27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5-23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4-11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0-29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9-18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8-15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7-1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6-14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5-08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4-02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0-20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9-12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8-10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7-03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6-0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5-12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4-07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0-21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9-13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8-04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7-08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6-03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5-0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4-08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0-2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9-14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8-06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7-02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6-0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5-06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4-06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79866666667" calcext:value-type="float">
            <text:p>11.4079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42426666667" calcext:value-type="float">
            <text:p>11.42424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09786666667" calcext:value-type="float">
            <text:p>11.47097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62294" calcext:value-type="float">
            <text:p>12.0462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2871111111" calcext:value-type="float">
            <text:p>12.344287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0605714286" calcext:value-type="float">
            <text:p>12.35006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9856" calcext:value-type="float">
            <text:p>12.3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38494285714" calcext:value-type="float">
            <text:p>11.31384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39466666667" calcext:value-type="float">
            <text:p>10.8339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12954285714" calcext:value-type="float">
            <text:p>10.69129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3864615385" calcext:value-type="float">
            <text:p>10.741386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17754285714" calcext:value-type="float">
            <text:p>10.72177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21295483871" calcext:value-type="float">
            <text:p>10.6721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8976" calcext:value-type="float">
            <text:p>10.6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5496" calcext:value-type="float">
            <text:p>10.82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28452" calcext:value-type="float">
            <text:p>11.232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23767741936" calcext:value-type="float">
            <text:p>11.6423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83569032258" calcext:value-type="float">
            <text:p>11.77835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38324" calcext:value-type="float">
            <text:p>11.663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23489032258" calcext:value-type="float">
            <text:p>10.95234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1312" calcext:value-type="float">
            <text:p>10.7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33583225807" calcext:value-type="float">
            <text:p>10.84335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73230967742" calcext:value-type="float">
            <text:p>10.80732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8219354839" calcext:value-type="float">
            <text:p>11.0008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95699310345" calcext:value-type="float">
            <text:p>11.089569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6376774194" calcext:value-type="float">
            <text:p>11.22263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3816" calcext:value-type="float">
            <text:p>12.14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20367741936" calcext:value-type="float">
            <text:p>12.7320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98050322581" calcext:value-type="float">
            <text:p>12.2298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80768" calcext:value-type="float">
            <text:p>11.63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44877419355" calcext:value-type="float">
            <text:p>11.6944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02856" calcext:value-type="float">
            <text:p>10.87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1695483871" calcext:value-type="float">
            <text:p>10.861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77974285714" calcext:value-type="float">
            <text:p>10.89779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41592258065" calcext:value-type="float">
            <text:p>10.93415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27364" calcext:value-type="float">
            <text:p>11.022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18448" calcext:value-type="float">
            <text:p>11.05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95867096774" calcext:value-type="float">
            <text:p>11.26958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6976" calcext:value-type="float">
            <text:p>12.13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3290322581" calcext:value-type="float">
            <text:p>11.8503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48797419355" calcext:value-type="float">
            <text:p>12.54487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43548" calcext:value-type="float">
            <text:p>12.084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53501935484" calcext:value-type="float">
            <text:p>11.24535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774" calcext:value-type="float">
            <text:p>11.018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5073548387" calcext:value-type="float">
            <text:p>10.96650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34882580645" calcext:value-type="float">
            <text:p>10.97348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7096774194" calcext:value-type="float">
            <text:p>11.036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38008" calcext:value-type="float">
            <text:p>10.95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09548" calcext:value-type="float">
            <text:p>11.550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59941935484" calcext:value-type="float">
            <text:p>11.8259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03833548387" calcext:value-type="float">
            <text:p>12.26038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9444" calcext:value-type="float">
            <text:p>12.051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06966451613" calcext:value-type="float">
            <text:p>11.62069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69652" calcext:value-type="float">
            <text:p>11.176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0768" calcext:value-type="float">
            <text:p>11.00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31434482759" calcext:value-type="float">
            <text:p>11.09314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9520516129" calcext:value-type="float">
            <text:p>11.05952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67028" calcext:value-type="float">
            <text:p>11.56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5181" calcext:value-type="float">
            <text:p>11.7351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8133333333" calcext:value-type="float">
            <text:p>11.7568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3304" calcext:value-type="float">
            <text:p>11.7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4148571429" calcext:value-type="float">
            <text:p>12.48141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29608888889" calcext:value-type="float">
            <text:p>12.372960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6587692308" calcext:value-type="float">
            <text:p>12.304658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2355555556" calcext:value-type="float">
            <text:p>11.73423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69873846154" calcext:value-type="float">
            <text:p>11.416987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25004444445" calcext:value-type="float">
            <text:p>11.1725004444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8634" calcext:value-type="float">
            <text:p>11.168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71102222222" calcext:value-type="float">
            <text:p>11.197110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18221935484" calcext:value-type="float">
            <text:p>11.21182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20132413793" calcext:value-type="float">
            <text:p>11.352013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97652903226" calcext:value-type="float">
            <text:p>11.73976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89904827586" calcext:value-type="float">
            <text:p>12.128990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94198709677" calcext:value-type="float">
            <text:p>12.58941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12712258065" calcext:value-type="float">
            <text:p>12.21127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78536" calcext:value-type="float">
            <text:p>11.47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66483870968" calcext:value-type="float">
            <text:p>11.4066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64036" calcext:value-type="float">
            <text:p>11.306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23367741936" calcext:value-type="float">
            <text:p>11.3223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72438571429" calcext:value-type="float">
            <text:p>11.367243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36908" calcext:value-type="float">
            <text:p>11.343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9316129032" calcext:value-type="float">
            <text:p>11.5219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3296" calcext:value-type="float">
            <text:p>11.60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56072" calcext:value-type="float">
            <text:p>11.99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95624" calcext:value-type="float">
            <text:p>13.05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28077419355" calcext:value-type="float">
            <text:p>13.4928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79907096774" calcext:value-type="float">
            <text:p>12.97799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43476" calcext:value-type="float">
            <text:p>11.874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0865806452" calcext:value-type="float">
            <text:p>11.92608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9644" calcext:value-type="float">
            <text:p>11.62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47257142857" calcext:value-type="float">
            <text:p>11.6847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051" calcext:value-type="float">
            <text:p>11.70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9499354839" calcext:value-type="float">
            <text:p>11.64394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81397419355" calcext:value-type="float">
            <text:p>11.95813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5123862069" calcext:value-type="float">
            <text:p>12.145123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3669677419" calcext:value-type="float">
            <text:p>12.76836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7504" calcext:value-type="float">
            <text:p>13.80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28625806452" calcext:value-type="float">
            <text:p>13.5628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29260645161" calcext:value-type="float">
            <text:p>13.65292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2004" calcext:value-type="float">
            <text:p>12.7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4136774194" calcext:value-type="float">
            <text:p>12.47841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87568" calcext:value-type="float">
            <text:p>11.99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67116129032" calcext:value-type="float">
            <text:p>11.6667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21583448276" calcext:value-type="float">
            <text:p>11.672158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2616774194" calcext:value-type="float">
            <text:p>11.64326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090624" calcext:value-type="float">
            <text:p>11.70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28745" calcext:value-type="float">
            <text:p>11.8228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76048" calcext:value-type="float">
            <text:p>12.68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52765" calcext:value-type="float">
            <text:p>13.5152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10432" calcext:value-type="float">
            <text:p>13.499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85664" calcext:value-type="float">
            <text:p>13.21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1268" calcext:value-type="float">
            <text:p>12.292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4808" calcext:value-type="float">
            <text:p>12.8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4605714286" calcext:value-type="float">
            <text:p>12.50246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908" calcext:value-type="float">
            <text:p>12.7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81" calcext:value-type="float">
            <text:p>12.7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476" calcext:value-type="float">
            <text:p>12.82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95" calcext:value-type="float">
            <text:p>11.2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7548" calcext:value-type="float">
            <text:p>13.14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0076" calcext:value-type="float">
            <text:p>12.80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90153846154" calcext:value-type="float">
            <text:p>10.87901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75104" calcext:value-type="float">
            <text:p>11.62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8496" calcext:value-type="float">
            <text:p>11.06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46016" calcext:value-type="float">
            <text:p>10.60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2497142857" calcext:value-type="float">
            <text:p>10.54324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91776" calcext:value-type="float">
            <text:p>9.87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5426" calcext:value-type="float">
            <text:p>9.885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82176" calcext:value-type="float">
            <text:p>9.81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1104" calcext:value-type="float">
            <text:p>9.95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82832" calcext:value-type="float">
            <text:p>10.03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8352" calcext:value-type="float">
            <text:p>11.15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57872" calcext:value-type="float">
            <text:p>12.16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32656" calcext:value-type="float">
            <text:p>10.58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49445" calcext:value-type="float">
            <text:p>10.6049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8538" calcext:value-type="float">
            <text:p>9.638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77504" calcext:value-type="float">
            <text:p>9.73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7696" calcext:value-type="float">
            <text:p>9.66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52208" calcext:value-type="float">
            <text:p>9.61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8336" calcext:value-type="float">
            <text:p>10.55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89" calcext:value-type="float">
            <text:p>9.787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3684" calcext:value-type="float">
            <text:p>9.66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8096" calcext:value-type="float">
            <text:p>11.12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0272" calcext:value-type="float">
            <text:p>10.0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834971428572" calcext:value-type="float">
            <text:p>9.438349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499" calcext:value-type="float">
            <text:p>9.444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8518" calcext:value-type="float">
            <text:p>9.478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03733333333" calcext:value-type="float">
            <text:p>9.86603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0784" calcext:value-type="float">
            <text:p>10.07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06688" calcext:value-type="float">
            <text:p>9.77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20816" calcext:value-type="float">
            <text:p>9.49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93" calcext:value-type="float">
            <text:p>9.345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5188" calcext:value-type="float">
            <text:p>9.50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93" calcext:value-type="float">
            <text:p>9.63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27328" calcext:value-type="float">
            <text:p>10.28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1268" calcext:value-type="float">
            <text:p>9.89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4632" calcext:value-type="float">
            <text:p>9.3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3382" calcext:value-type="float">
            <text:p>9.533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5262" calcext:value-type="float">
            <text:p>9.335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5574" calcext:value-type="float">
            <text:p>9.545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4634" calcext:value-type="float">
            <text:p>9.644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52208" calcext:value-type="float">
            <text:p>9.61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4738" calcext:value-type="float">
            <text:p>9.714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906" calcext:value-type="float">
            <text:p>9.915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083885714286" calcext:value-type="float">
            <text:p>9.65083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4408" calcext:value-type="float">
            <text:p>9.6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9582" calcext:value-type="float">
            <text:p>9.609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6148" calcext:value-type="float">
            <text:p>9.56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453" calcext:value-type="float">
            <text:p>9.574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741" calcext:value-type="float">
            <text:p>9.757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7615" calcext:value-type="float">
            <text:p>10.2837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922" calcext:value-type="float">
            <text:p>11.186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2108" calcext:value-type="float">
            <text:p>11.53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126" calcext:value-type="float">
            <text:p>11.295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0785" calcext:value-type="float">
            <text:p>10.090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3788" calcext:value-type="float">
            <text:p>9.73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4748" calcext:value-type="float">
            <text:p>9.79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882" calcext:value-type="float">
            <text:p>9.723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5698" calcext:value-type="float">
            <text:p>9.775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04572307692" calcext:value-type="float">
            <text:p>10.340457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7342" calcext:value-type="float">
            <text:p>10.737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0702" calcext:value-type="float">
            <text:p>10.950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0434" calcext:value-type="float">
            <text:p>10.330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65051428571" calcext:value-type="float">
            <text:p>10.24650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9622" calcext:value-type="float">
            <text:p>9.929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1324" calcext:value-type="float">
            <text:p>9.83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553" calcext:value-type="float">
            <text:p>9.955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4862" calcext:value-type="float">
            <text:p>9.944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7782" calcext:value-type="float">
            <text:p>10.447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1568" calcext:value-type="float">
            <text:p>10.88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34256" calcext:value-type="float">
            <text:p>11.86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536" calcext:value-type="float">
            <text:p>11.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80256" calcext:value-type="float">
            <text:p>10.56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3982" calcext:value-type="float">
            <text:p>10.523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3556" calcext:value-type="float">
            <text:p>10.16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0688" calcext:value-type="float">
            <text:p>10.3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6218" calcext:value-type="float">
            <text:p>10.126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746" calcext:value-type="float">
            <text:p>10.15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8974" calcext:value-type="float">
            <text:p>10.078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8768" calcext:value-type="float">
            <text:p>10.79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03" calcext:value-type="float">
            <text:p>11.67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88752" calcext:value-type="float">
            <text:p>12.48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2662" calcext:value-type="float">
            <text:p>11.392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1706" calcext:value-type="float">
            <text:p>10.601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3216" calcext:value-type="float">
            <text:p>10.39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5772" calcext:value-type="float">
            <text:p>9.60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198" calcext:value-type="float">
            <text:p>9.585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89" calcext:value-type="float">
            <text:p>10.24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6928" calcext:value-type="float">
            <text:p>10.7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858" calcext:value-type="float">
            <text:p>12.579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40272" calcext:value-type="float">
            <text:p>13.32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331" calcext:value-type="float">
            <text:p>11.243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06192" calcext:value-type="float">
            <text:p>10.44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0116" calcext:value-type="float">
            <text:p>9.31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2966" calcext:value-type="float">
            <text:p>9.252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9052" calcext:value-type="float">
            <text:p>9.17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261" calcext:value-type="float">
            <text:p>9.452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4585" calcext:value-type="float">
            <text:p>10.014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5758" calcext:value-type="float">
            <text:p>10.255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6862" calcext:value-type="float">
            <text:p>10.706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0386" calcext:value-type="float">
            <text:p>11.47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1245" calcext:value-type="float">
            <text:p>9.961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5652" calcext:value-type="float">
            <text:p>8.64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7646" calcext:value-type="float">
            <text:p>8.597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8868" calcext:value-type="float">
            <text:p>8.46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155" calcext:value-type="float">
            <text:p>8.59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7844" calcext:value-type="float">
            <text:p>8.65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52171428572" calcext:value-type="float">
            <text:p>8.909521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7098" calcext:value-type="float">
            <text:p>9.547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217" calcext:value-type="float">
            <text:p>9.742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4036" calcext:value-type="float">
            <text:p>10.19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7676" calcext:value-type="float">
            <text:p>8.83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7948" calcext:value-type="float">
            <text:p>8.72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3524" calcext:value-type="float">
            <text:p>8.38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1192" calcext:value-type="float">
            <text:p>8.5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5716" calcext:value-type="float">
            <text:p>8.39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054" calcext:value-type="float">
            <text:p>8.433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062" calcext:value-type="float">
            <text:p>8.497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6896" calcext:value-type="float">
            <text:p>9.02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7362" calcext:value-type="float">
            <text:p>10.897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778" calcext:value-type="float">
            <text:p>9.272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3114" calcext:value-type="float">
            <text:p>8.913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076857142857" calcext:value-type="float">
            <text:p>8.87076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8566" calcext:value-type="float">
            <text:p>8.338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188" calcext:value-type="float">
            <text:p>8.6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061" calcext:value-type="float">
            <text:p>8.690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4682" calcext:value-type="float">
            <text:p>8.504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3932" calcext:value-type="float">
            <text:p>10.12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6124" calcext:value-type="float">
            <text:p>10.13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2862" calcext:value-type="float">
            <text:p>9.182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1382" calcext:value-type="float">
            <text:p>8.771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74064" calcext:value-type="float">
            <text:p>9.01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3252" calcext:value-type="float">
            <text:p>8.49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5548" calcext:value-type="float">
            <text:p>8.57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8418" calcext:value-type="float">
            <text:p>8.678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9244" calcext:value-type="float">
            <text:p>8.42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679" calcext:value-type="float">
            <text:p>8.606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28016" calcext:value-type="float">
            <text:p>8.90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2774" calcext:value-type="float">
            <text:p>10.002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7638" calcext:value-type="float">
            <text:p>10.057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4628" calcext:value-type="float">
            <text:p>8.83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8002" calcext:value-type="float">
            <text:p>8.398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17456" calcext:value-type="float">
            <text:p>8.58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4162" calcext:value-type="float">
            <text:p>8.154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5508" calcext:value-type="float">
            <text:p>8.25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6648" calcext:value-type="float">
            <text:p>8.4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867569230769" calcext:value-type="float">
            <text:p>8.688675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0028" calcext:value-type="float">
            <text:p>10.13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3262" calcext:value-type="float">
            <text:p>8.573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0186" calcext:value-type="float">
            <text:p>8.600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6196" calcext:value-type="float">
            <text:p>8.42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5622" calcext:value-type="float">
            <text:p>8.405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4316" calcext:value-type="float">
            <text:p>8.62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1712" calcext:value-type="float">
            <text:p>8.8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0522" calcext:value-type="float">
            <text:p>9.510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0798" calcext:value-type="float">
            <text:p>8.670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3718" calcext:value-type="float">
            <text:p>9.173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5696" calcext:value-type="float">
            <text:p>8.57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372" calcext:value-type="float">
            <text:p>8.1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0436" calcext:value-type="float">
            <text:p>8.06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2524" calcext:value-type="float">
            <text:p>8.00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9758" calcext:value-type="float">
            <text:p>7.969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182" calcext:value-type="float">
            <text:p>7.93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014" calcext:value-type="float">
            <text:p>8.113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098057142857" calcext:value-type="float">
            <text:p>8.28098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2504" calcext:value-type="float">
            <text:p>9.1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584457142857" calcext:value-type="float">
            <text:p>8.33584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5958" calcext:value-type="float">
            <text:p>8.04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621" calcext:value-type="float">
            <text:p>7.77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287" calcext:value-type="float">
            <text:p>7.72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198" calcext:value-type="float">
            <text:p>7.68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4236" calcext:value-type="float">
            <text:p>7.98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3865" calcext:value-type="float">
            <text:p>8.063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134" calcext:value-type="float">
            <text:p>8.311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094" calcext:value-type="float">
            <text:p>8.753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8915" calcext:value-type="float">
            <text:p>7.8948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15" calcext:value-type="float">
            <text:p>7.67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906" calcext:value-type="float">
            <text:p>7.71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6482" calcext:value-type="float">
            <text:p>7.66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49808" calcext:value-type="float">
            <text:p>7.69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5943" calcext:value-type="float">
            <text:p>7.9259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9556" calcext:value-type="float">
            <text:p>8.63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6128" calcext:value-type="float">
            <text:p>8.1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87568" calcext:value-type="float">
            <text:p>8.18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1328" calcext:value-type="float">
            <text:p>7.8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9888" calcext:value-type="float">
            <text:p>7.7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762" calcext:value-type="float">
            <text:p>7.62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936" calcext:value-type="float">
            <text:p>7.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8928" calcext:value-type="float">
            <text:p>7.6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143" calcext:value-type="float">
            <text:p>7.63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7456" calcext:value-type="float">
            <text:p>7.94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975314285714" calcext:value-type="float">
            <text:p>8.03975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683" calcext:value-type="float">
            <text:p>8.926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8896" calcext:value-type="float">
            <text:p>8.71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986" calcext:value-type="float">
            <text:p>8.650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1855" calcext:value-type="float">
            <text:p>7.9611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58624" calcext:value-type="float">
            <text:p>7.58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8382" calcext:value-type="float">
            <text:p>7.62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77" calcext:value-type="float">
            <text:p>8.06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65942857143" calcext:value-type="float">
            <text:p>8.26965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07824" calcext:value-type="float">
            <text:p>8.85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56224" calcext:value-type="float">
            <text:p>9.47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74992" calcext:value-type="float">
            <text:p>8.33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631" calcext:value-type="float">
            <text:p>8.576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87705" calcext:value-type="float">
            <text:p>7.6887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9856" calcext:value-type="float">
            <text:p>7.19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514" calcext:value-type="float">
            <text:p>6.83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6984" calcext:value-type="float">
            <text:p>6.8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6674" calcext:value-type="float">
            <text:p>6.916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7154" calcext:value-type="float">
            <text:p>6.947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3676" calcext:value-type="float">
            <text:p>7.31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938" calcext:value-type="float">
            <text:p>7.88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9178" calcext:value-type="float">
            <text:p>7.139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08544" calcext:value-type="float">
            <text:p>7.14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3832" calcext:value-type="float">
            <text:p>6.7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2404" calcext:value-type="float">
            <text:p>7.04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9796" calcext:value-type="float">
            <text:p>6.74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7732" calcext:value-type="float">
            <text:p>6.23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4076" calcext:value-type="float">
            <text:p>6.70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37312" calcext:value-type="float">
            <text:p>6.38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5446" calcext:value-type="float">
            <text:p>6.235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6876" calcext:value-type="float">
            <text:p>6.24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4828" calcext:value-type="float">
            <text:p>6.62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78985" calcext:value-type="float">
            <text:p>6.8078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9684" calcext:value-type="float">
            <text:p>8.13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766" calcext:value-type="float">
            <text:p>7.94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7372" calcext:value-type="float">
            <text:p>7.16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539" calcext:value-type="float">
            <text:p>6.598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5342" calcext:value-type="float">
            <text:p>6.165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1156" calcext:value-type="float">
            <text:p>6.20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3244" calcext:value-type="float">
            <text:p>6.14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728" calcext:value-type="float">
            <text:p>6.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5258" calcext:value-type="float">
            <text:p>6.255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082" calcext:value-type="float">
            <text:p>6.56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2364" calcext:value-type="float">
            <text:p>6.72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4588" calcext:value-type="float">
            <text:p>8.51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2478" calcext:value-type="float">
            <text:p>6.872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1028" calcext:value-type="float">
            <text:p>6.70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2418" calcext:value-type="float">
            <text:p>6.392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5616" calcext:value-type="float">
            <text:p>6.3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1398" calcext:value-type="float">
            <text:p>5.851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8444" calcext:value-type="float">
            <text:p>5.8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0082" calcext:value-type="float">
            <text:p>5.990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0395" calcext:value-type="float">
            <text:p>6.4120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2934" calcext:value-type="float">
            <text:p>7.472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4284" calcext:value-type="float">
            <text:p>6.84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0884" calcext:value-type="float">
            <text:p>6.31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962" calcext:value-type="float">
            <text:p>6.172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6594" calcext:value-type="float">
            <text:p>6.276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2274" calcext:value-type="float">
            <text:p>6.002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89" calcext:value-type="float">
            <text:p>5.977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4362" calcext:value-type="float">
            <text:p>5.944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361" calcext:value-type="float">
            <text:p>6.023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8306" calcext:value-type="float">
            <text:p>6.258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64976" calcext:value-type="float">
            <text:p>6.21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9772" calcext:value-type="float">
            <text:p>7.31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4278" calcext:value-type="float">
            <text:p>6.034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7218" calcext:value-type="float">
            <text:p>6.697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8992" calcext:value-type="float">
            <text:p>6.1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1868" calcext:value-type="float">
            <text:p>5.8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5772" calcext:value-type="float">
            <text:p>5.7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5678" calcext:value-type="float">
            <text:p>5.805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883" calcext:value-type="float">
            <text:p>5.878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1042" calcext:value-type="float">
            <text:p>6.051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27664" calcext:value-type="float">
            <text:p>6.18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9212" calcext:value-type="float">
            <text:p>6.64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7742" calcext:value-type="float">
            <text:p>6.31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4332" calcext:value-type="float">
            <text:p>5.70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1088" calcext:value-type="float">
            <text:p>5.92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3332" calcext:value-type="float">
            <text:p>5.32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686" calcext:value-type="float">
            <text:p>5.35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1254" calcext:value-type="float">
            <text:p>5.461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4876" calcext:value-type="float">
            <text:p>5.48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6074" calcext:value-type="float">
            <text:p>5.926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42048" calcext:value-type="float">
            <text:p>5.80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8742" calcext:value-type="float">
            <text:p>6.698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5194" calcext:value-type="float">
            <text:p>6.505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365" calcext:value-type="float">
            <text:p>6.34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213" calcext:value-type="float">
            <text:p>5.612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4848" calcext:value-type="float">
            <text:p>5.88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6836" calcext:value-type="float">
            <text:p>5.92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598" calcext:value-type="float">
            <text:p>5.93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7072" calcext:value-type="float">
            <text:p>6.0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9706" calcext:value-type="float">
            <text:p>6.029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554" calcext:value-type="float">
            <text:p>6.22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49885" calcext:value-type="float">
            <text:p>6.3849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858" calcext:value-type="float">
            <text:p>7.62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47015" calcext:value-type="float">
            <text:p>6.3747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4614" calcext:value-type="float">
            <text:p>5.674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8612" calcext:value-type="float">
            <text:p>5.65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3476" calcext:value-type="float">
            <text:p>5.71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0542" calcext:value-type="float">
            <text:p>5.860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789" calcext:value-type="float">
            <text:p>5.9317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4284" calcext:value-type="float">
            <text:p>6.84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4476" calcext:value-type="float">
            <text:p>6.09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5148" calcext:value-type="float">
            <text:p>5.37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3725" calcext:value-type="float">
            <text:p>5.6473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9042" calcext:value-type="float">
            <text:p>5.289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3614" calcext:value-type="float">
            <text:p>5.293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1234" calcext:value-type="float">
            <text:p>5.301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8572" calcext:value-type="float">
            <text:p>5.33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6136" calcext:value-type="float">
            <text:p>5.4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1066" calcext:value-type="float">
            <text:p>5.481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1428" calcext:value-type="float">
            <text:p>6.09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1502" calcext:value-type="float">
            <text:p>5.921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5722" calcext:value-type="float">
            <text:p>5.395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451" calcext:value-type="float">
            <text:p>5.5134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4594" calcext:value-type="float">
            <text:p>5.514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45" calcext:value-type="float">
            <text:p>5.5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4594" calcext:value-type="float">
            <text:p>5.514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641" calcext:value-type="float">
            <text:p>5.566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938" calcext:value-type="float">
            <text:p>5.599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5124" calcext:value-type="float">
            <text:p>5.94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853" calcext:value-type="float">
            <text:p>6.0628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7732" calcext:value-type="float">
            <text:p>6.23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2402" calcext:value-type="float">
            <text:p>5.502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7281" calcext:value-type="float">
            <text:p>5.6772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734" calcext:value-type="float">
            <text:p>5.38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7726" calcext:value-type="float">
            <text:p>5.427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3164" calcext:value-type="float">
            <text:p>5.50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8498" calcext:value-type="float">
            <text:p>5.508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6084" calcext:value-type="float">
            <text:p>6.00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99165" calcext:value-type="float">
            <text:p>6.1899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131" calcext:value-type="float">
            <text:p>6.671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3012" calcext:value-type="float">
            <text:p>6.57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0418" calcext:value-type="float">
            <text:p>5.630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7695" calcext:value-type="float">
            <text:p>5.7757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3446" calcext:value-type="float">
            <text:p>5.473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069" calcext:value-type="float">
            <text:p>5.5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1066" calcext:value-type="float">
            <text:p>5.481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64984" calcext:value-type="float">
            <text:p>5.8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35088" calcext:value-type="float">
            <text:p>5.82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4784" calcext:value-type="float">
            <text:p>5.91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874675862069" calcext:value-type="float">
            <text:p>6.158746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112412903226" calcext:value-type="float">
            <text:p>6.24112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37912" calcext:value-type="float">
            <text:p>6.86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46896" calcext:value-type="float">
            <text:p>7.24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323922580645" calcext:value-type="float">
            <text:p>7.38323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270675862069" calcext:value-type="float">
            <text:p>7.362706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09336" calcext:value-type="float">
            <text:p>5.64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610933333333" calcext:value-type="float">
            <text:p>5.61610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46752" calcext:value-type="float">
            <text:p>5.5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91692307692" calcext:value-type="float">
            <text:p>5.108916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96544" calcext:value-type="float">
            <text:p>5.087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3868" calcext:value-type="float">
            <text:p>5.29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54228571429" calcext:value-type="float">
            <text:p>5.31854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50968" calcext:value-type="float">
            <text:p>5.5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7208" calcext:value-type="float">
            <text:p>5.61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672082758621" calcext:value-type="float">
            <text:p>5.136720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927144827586" calcext:value-type="float">
            <text:p>5.259271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6136" calcext:value-type="float">
            <text:p>4.85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21672" calcext:value-type="float">
            <text:p>4.79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336109090909" calcext:value-type="float">
            <text:p>4.863361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78416" calcext:value-type="float">
            <text:p>4.77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91168" calcext:value-type="float">
            <text:p>4.71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906896551724" calcext:value-type="float">
            <text:p>4.769068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62768" calcext:value-type="float">
            <text:p>4.85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59531034483" calcext:value-type="float">
            <text:p>4.907595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02896" calcext:value-type="float">
            <text:p>5.06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70761290323" calcext:value-type="float">
            <text:p>5.15770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849572413793" calcext:value-type="float">
            <text:p>4.938495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890503225806" calcext:value-type="float">
            <text:p>5.02890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193489655172" calcext:value-type="float">
            <text:p>4.891934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321987096774" calcext:value-type="float">
            <text:p>4.89321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079822222222" calcext:value-type="float">
            <text:p>4.890798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83938461538" calcext:value-type="float">
            <text:p>4.8988393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43303225807" calcext:value-type="float">
            <text:p>5.06243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39624" calcext:value-type="float">
            <text:p>5.08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822219354839" calcext:value-type="float">
            <text:p>5.26822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37384" calcext:value-type="float">
            <text:p>5.32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601832258065" calcext:value-type="float">
            <text:p>5.45601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25424516129" calcext:value-type="float">
            <text:p>5.3725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42731034483" calcext:value-type="float">
            <text:p>5.468427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69896" calcext:value-type="float">
            <text:p>5.32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0776" calcext:value-type="float">
            <text:p>5.65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6224" calcext:value-type="float">
            <text:p>5.53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78510344827" calcext:value-type="float">
            <text:p>5.059785103448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12717241379" calcext:value-type="float">
            <text:p>5.077127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4722" calcext:value-type="float">
            <text:p>5.014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5824" calcext:value-type="float">
            <text:p>4.83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99644444445" calcext:value-type="float">
            <text:p>4.98099644444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7132" calcext:value-type="float">
            <text:p>5.24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245777777778" calcext:value-type="float">
            <text:p>5.412457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410830769231" calcext:value-type="float">
            <text:p>5.204108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908210526316" calcext:value-type="float">
            <text:p>5.2890821052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843111111111" calcext:value-type="float">
            <text:p>5.368431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244542857143" calcext:value-type="float">
            <text:p>4.65244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4517" calcext:value-type="float">
            <text:p>4.644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921008695652" calcext:value-type="float">
            <text:p>4.6792100869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67163636364" calcext:value-type="float">
            <text:p>4.715671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2592" calcext:value-type="float">
            <text:p>4.4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97771428571" calcext:value-type="float">
            <text:p>4.55697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278124137931" calcext:value-type="float">
            <text:p>4.542781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399696551724" calcext:value-type="float">
            <text:p>4.573996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892730434783" calcext:value-type="float">
            <text:p>4.768927304347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00464" calcext:value-type="float">
            <text:p>4.74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02206896552" calcext:value-type="float">
            <text:p>4.696022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96784" calcext:value-type="float">
            <text:p>4.58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261342857143" calcext:value-type="float">
            <text:p>4.47261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10068965517" calcext:value-type="float">
            <text:p>4.471100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225333333333" calcext:value-type="float">
            <text:p>4.48225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95744" calcext:value-type="float">
            <text:p>4.51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2992" calcext:value-type="float">
            <text:p>4.57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93131034483" calcext:value-type="float">
            <text:p>4.547931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034338461539" calcext:value-type="float">
            <text:p>4.7403433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339006896552" calcext:value-type="float">
            <text:p>4.973390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325682758621" calcext:value-type="float">
            <text:p>4.853256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3696" calcext:value-type="float">
            <text:p>4.68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110666666667" calcext:value-type="float">
            <text:p>4.62110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55857142857" calcext:value-type="float">
            <text:p>4.52355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943111111111" calcext:value-type="float">
            <text:p>4.479431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287571428572" calcext:value-type="float">
            <text:p>4.502875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95733333333" calcext:value-type="float">
            <text:p>4.52695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08457142857" calcext:value-type="float">
            <text:p>4.54108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050211764706" calcext:value-type="float">
            <text:p>4.510502117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406836363636" calcext:value-type="float">
            <text:p>4.634068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345" calcext:value-type="float">
            <text:p>4.74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99904" calcext:value-type="float">
            <text:p>4.79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9536" calcext:value-type="float">
            <text:p>4.65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90816" calcext:value-type="float">
            <text:p>4.53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6958" calcext:value-type="float">
            <text:p>4.616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40752" calcext:value-type="float">
            <text:p>4.5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867" calcext:value-type="float">
            <text:p>4.598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44512" calcext:value-type="float">
            <text:p>4.52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818" calcext:value-type="float">
            <text:p>4.639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1332" calcext:value-type="float">
            <text:p>4.5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5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4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4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4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4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4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15</text:p>
          </table:table-cell>
          <table:table-cell office:value-type="string" calcext:value-type="string">
            <text:p>194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0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946" meta:object-count="0"/>
    <meta:user-defined meta:name="AppVersion">3.0</meta:user-defined>
  </office:meta>
</office:document-meta>
</file>